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701cm" svg:height="0.468cm" svg:x="7.711cm" svg:y="2.53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path draw:style-name="gr2" draw:text-style-name="P1" draw:layer="layout" svg:width="2.031cm" svg:height="0.751cm" svg:x="3.048cm" svg:y="2.06cm" svg:viewBox="0 0 2032 752" svg:d="m0 752c184-453 563-752 1016-752s832 299 1016 752z">
          <draw:glue-point draw:id="4" svg:x="1.5cm" svg:y="-4.321cm"/>
          <text:p/>
        </draw:path>
        <draw:path draw:style-name="gr2" draw:text-style-name="P1" draw:layer="layout" svg:width="2.031cm" svg:height="0.782cm" svg:x="5.08cm" svg:y="2.029cm" svg:viewBox="0 0 2032 783" svg:d="m0 783c184-472 563-783 1016-783s832 311 1016 783z">
          <text:p/>
        </draw:path>
        <draw:path draw:style-name="gr2" draw:text-style-name="P1" draw:layer="layout" svg:width="2.031cm" svg:height="0.782cm" svg:x="1.016cm" svg:y="2.029cm" svg:viewBox="0 0 2032 783" svg:d="m0 783c184-472 563-783 1016-783s832 311 1016 783z">
          <text:p/>
        </draw:path>
        <draw:line draw:style-name="gr3" draw:text-style-name="P1" draw:layer="layout" svg:x1="3.048cm" svg:y1="2.895cm" svg:x2="3.058cm" svg:y2="1.567cm">
          <text:p/>
        </draw:line>
        <draw:line draw:style-name="gr3" draw:text-style-name="P1" draw:layer="layout" svg:x1="0.843cm" svg:y1="2.812cm" svg:x2="7.712cm" svg:y2="2.812cm">
          <text:p/>
        </draw:line>
        <draw:frame draw:style-name="gr1" draw:layer="layout" svg:width="0.383cm" svg:height="0.388cm" svg:x="2.847cm" svg:y="2.91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" draw:text-style-name="P1" draw:layer="layout" svg:x1="6.095cm" svg:y1="2.812cm" svg:x2="6.096cm" svg:y2="2.924cm">
          <text:p/>
        </draw:line>
        <draw:line draw:style-name="gr3" draw:text-style-name="P1" draw:layer="layout" svg:x1="6.604cm" svg:y1="2.808cm" svg:x2="6.604cm" svg:y2="2.924cm">
          <text:p/>
        </draw:line>
        <draw:line draw:style-name="gr3" draw:text-style-name="P1" draw:layer="layout" svg:x1="7.62cm" svg:y1="2.812cm" svg:x2="7.62cm" svg:y2="2.924cm">
          <text:p/>
        </draw:line>
        <draw:line draw:style-name="gr3" draw:text-style-name="P1" draw:layer="layout" svg:x1="7.112cm" svg:y1="2.812cm" svg:x2="7.112cm" svg:y2="2.924cm">
          <text:p/>
        </draw:line>
        <draw:line draw:style-name="gr3" draw:text-style-name="P1" draw:layer="layout" svg:x1="5.588cm" svg:y1="2.808cm" svg:x2="5.588cm" svg:y2="2.924cm">
          <text:p/>
        </draw:line>
        <draw:line draw:style-name="gr3" draw:text-style-name="P1" draw:layer="layout" svg:x1="5.08cm" svg:y1="2.812cm" svg:x2="5.08cm" svg:y2="2.924cm">
          <text:p/>
        </draw:line>
        <draw:line draw:style-name="gr3" draw:text-style-name="P1" draw:layer="layout" svg:x1="4.572cm" svg:y1="2.812cm" svg:x2="4.572cm" svg:y2="2.924cm">
          <text:p/>
        </draw:line>
        <draw:line draw:style-name="gr3" draw:text-style-name="P1" draw:layer="layout" svg:x1="3.556cm" svg:y1="2.812cm" svg:x2="3.556cm" svg:y2="2.924cm">
          <text:p/>
        </draw:line>
        <draw:line draw:style-name="gr3" draw:text-style-name="P1" draw:layer="layout" svg:x1="3.048cm" svg:y1="2.812cm" svg:x2="3.048cm" svg:y2="2.924cm">
          <text:p/>
        </draw:line>
        <draw:line draw:style-name="gr3" draw:text-style-name="P1" draw:layer="layout" svg:x1="2.54cm" svg:y1="2.812cm" svg:x2="2.54cm" svg:y2="2.924cm">
          <text:p/>
        </draw:line>
        <draw:line draw:style-name="gr3" draw:text-style-name="P1" draw:layer="layout" svg:x1="2.032cm" svg:y1="2.812cm" svg:x2="2.032cm" svg:y2="2.924cm">
          <text:p/>
        </draw:line>
        <draw:frame draw:style-name="gr1" draw:layer="layout" svg:width="0.468cm" svg:height="0.388cm" svg:x="4.826cm" svg:y="2.83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layer="layout" svg:width="0.748cm" svg:height="0.388cm" svg:x="0.599cm" svg:y="2.8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1" draw:layer="layout" svg:x1="1.524cm" svg:y1="2.814cm" svg:x2="1.524cm" svg:y2="2.926cm">
          <text:p/>
        </draw:line>
        <draw:line draw:style-name="gr3" draw:text-style-name="P1" draw:layer="layout" svg:x1="1.016cm" svg:y1="2.814cm" svg:x2="1.016cm" svg:y2="2.926cm">
          <text:p/>
        </draw:line>
        <draw:frame draw:style-name="gr1" draw:layer="layout" svg:width="0.546cm" svg:height="0.53cm" svg:x="2.562cm" svg:y="1.36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2.619cm" svg:height="0.802cm" svg:x="0.264cm" svg:y="0.285cm">
          <draw:text-box>
            <text:p><text:span text:style-name="T1">یک سمتی برقی دباؤ</text:span></text:p>
          </draw:text-box>
        </draw:frame>
        <draw:frame draw:style-name="gr1" draw:layer="layout" svg:width="4.41cm" svg:height="1.436cm" svg:x="4.02cm" svg:y="0.14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697cm" svg:height="0.388cm" svg:x="6.826cm" svg:y="2.90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o math:stretchy="false">π</math:mo>
    </math:mrow>
    <math:annotation math:encoding="StarMath 5.0">-%pi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n>2</math:mn>
      <math:mo math:stretchy="false">π</math:mo>
    </math:mrow>
    <math:annotation math:encoding="StarMath 5.0">2 %p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table>
          <math:mtr>
            <math:mrow>
              <math:mrow>
                <math:mrow>
                  <math:msub>
                    <math:mi>E</math:mi>
                    <math:mi>a</math:mi>
                  </math:msub>
                  <math:mo math:stretchy="false">=</math:mo>
                  <math:mfrac>
                    <math:mn>1</math:mn>
                    <math:mo math:stretchy="false">π</math:mo>
                  </math:mfrac>
                </math:mrow>
                <math:mrow>
                  <math:msubsup>
                    <math:mo math:stretchy="false">∫</math:mo>
                    <math:mn>0</math:mn>
                    <math:mo math:stretchy="false">π</math:mo>
                  </math:msubsup>
                  <math:mo math:stretchy="false">ω</math:mo>
                </math:mrow>
                <math:mi>N</math:mi>
                <math:msub>
                  <math:mo math:stretchy="false">φ</math:mo>
                  <math:mi>p</math:mi>
                </math:msub>
                <math:mi>sin</math:mi>
                <math:mrow>
                  <math:mo math:stretchy="false">(</math:mo>
                  <math:mrow>
                    <math:mo math:stretchy="false">ω</math:mo>
                    <math:mi>t</math:mi>
                  </math:mrow>
                  <math:mo math:stretchy="false">)</math:mo>
                </math:mrow>
                <math:mi>d</math:mi>
                <math:mrow>
                  <math:mo math:stretchy="false">(</math:mo>
                  <math:mrow>
                    <math:mo math:stretchy="false">ω</math:mo>
                    <math:mi>t</math:mi>
                  </math:mrow>
                  <math:mo math:stretchy="false">)</math:mo>
                </math:mrow>
              </math:mrow>
            </math:mrow>
          </math:mtr>
          <math:mtr>
            <math:mrow>
              <math:mrow>
                <math:mrow>
                  <math:mphantom>
                    <math:mstyle>
                      <math:mrow>
                        <math:msub>
                          <math:mi>E</math:mi>
                          <math:mi>a</math:mi>
                        </math:msub>
                      </math:mrow>
                    </math:mstyle>
                  </math:mphantom>
                  <math:mo math:stretchy="false">=</math:mo>
                  <math:mfrac>
                    <math:mn>2</math:mn>
                    <math:mo math:stretchy="false">π</math:mo>
                  </math:mfrac>
                </math:mrow>
                <math:mo math:stretchy="false">ω</math:mo>
                <math:mi>N</math:mi>
                <math:msub>
                  <math:mo math:stretchy="false">φ</math:mo>
                  <math:mi>p</math:mi>
                </math:msub>
              </math:mrow>
            </math:mrow>
          </math:mtr>
        </math:mtable>
      </math:mrow>
    </math:mstyle>
    <math:annotation math:encoding="StarMath 5.0">size *0.75 {stack {alignl E_a = 1 over %pi int_{0}^{%pi} %omega N %phi_p sin (%omega t) d(%omega t) # alignl phantom {E_a}=2 over %pi %omega N %phi_p 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e</math:mi>
      <math:mi>a</math:mi>
    </math:msub>
    <math:annotation math:encoding="StarMath 5.0">e_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i>t</math:mi>
    </math:mrow>
    <math:annotation math:encoding="StarMath 5.0">%omega t</math:annotation>
  </math:semantics>
</math:math>
</file>